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InventoryReport"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InventoryReport">
            <text:p>InventoryReport</text:p>
          </table:table-cell>
          <table:table-cell table:style-name="ce2" office:value-type="string">
            <text:p>Inventory Report. Details</text:p>
          </table:table-cell>
          <table:table-cell table:style-name="ce2" office:value-type="string"/>
          <table:table-cell table:style-name="ce2" office:value-type="string">
            <text:p>Inventory Report</text:p>
          </table:table-cell>
          <table:table-cell table:style-name="ce2" table:number-columns-repeated="9" office:value-type="string"/>
          <table:table-cell table:style-name="ce2" office:value-type="string">
            <text:p>Storage status report.</text:p>
          </table:table-cell>
          <table:table-cell table:style-name="ce2" office:value-type="string"/>
          <table:table-cell table:style-name="ce2" office:value-type="string">
            <text:p>ABIE</text:p>
          </table:table-cell>
          <table:table-cell table:style-name="ce2" office:value-type="string">
            <text:p>Report about the quantities of each item which are or will be on stock. </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Marketing &amp; sales</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Inventory Report. UBL Version Identifier. Identifier</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Inventory Report. Customization Identifier. Identifier</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Inventory Report. Profile Identifier. Identifier</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Inventory Report. Profile Execution Identifier. Identifier</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Inventory Report. Identifier</text:p>
          </table:table-cell>
          <table:table-cell table:style-name="ce3" office:value-type="string"/>
          <table:table-cell office:value-type="string" table:style-name="ce3">
            <text:p>Inventory Repor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Document Number, Inventory Report Number</text:p>
          </table:table-cell>
          <table:table-cell office:value-type="string" table:style-name="ce3">
            <text:p>1</text:p>
          </table:table-cell>
          <table:table-cell office:value-type="string" table:style-name="ce3">
            <text:p>BBIE</text:p>
          </table:table-cell>
          <table:table-cell office:value-type="string" table:style-name="ce3">
            <text:p>An identifier for the Inventory Report assigned by the Issu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Inventory Report. Copy_ Indicator. Indicator</text:p>
          </table:table-cell>
          <table:table-cell table:style-name="ce3" office:value-type="string"/>
          <table:table-cell office:value-type="string" table:style-name="ce3">
            <text:p>Inventory Repor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Inventory Repor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Inventory Report. UUID. Identifier</text:p>
          </table:table-cell>
          <table:table-cell table:style-name="ce3" office:value-type="string"/>
          <table:table-cell office:value-type="string" table:style-name="ce3">
            <text:p>Inventory Repor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Inventory Report. Issue Date. Date</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on which the Inventory Repor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Inventory Report. Issue Time. Time</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on which the Inventory Repor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Inventory Report. Note. Text</text:p>
          </table:table-cell>
          <table:table-cell table:style-name="ce3" office:value-type="string"/>
          <table:table-cell office:value-type="string" table:style-name="ce3">
            <text:p>Inventory Repor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Inventory Report.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CurrencyCode" table:style-name="ce3">
            <text:p>DocumentCurrencyCode</text:p>
          </table:table-cell>
          <table:table-cell office:value-type="string" table:style-name="ce3">
            <text:p>Inventory Report. Document_ Currency Code. Code</text:p>
          </table:table-cell>
          <table:table-cell table:style-name="ce3" office:value-type="string"/>
          <table:table-cell office:value-type="string" table:style-name="ce3">
            <text:p>Inventory Report</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in which the Document is presented. This may be the same currency as the pricing or as the tax.</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4" office:value-type="string">
            <text:p>Inventory Report. Inventory_ Period. Period</text:p>
          </table:table-cell>
          <table:table-cell table:style-name="ce4" office:value-type="string"/>
          <table:table-cell table:style-name="ce4" office:value-type="string">
            <text:p>Inventory Report</text:p>
          </table:table-cell>
          <table:table-cell table:style-name="ce4" office:value-type="string">
            <text:p>Inventory</text:p>
          </table:table-cell>
          <table:table-cell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Period the report is referred to.</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Inventory Report. Document Reference</text:p>
          </table:table-cell>
          <table:table-cell table:style-name="ce4" office:value-type="string"/>
          <table:table-cell table:style-name="ce4" office:value-type="string">
            <text:p>Inventory Report</text:p>
          </table:table-cell>
          <table:table-cell table:style-name="ce4" office:value-type="string"/>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Inventory Report. Signature</text:p>
          </table:table-cell>
          <table:table-cell table:style-name="ce4" office:value-type="string"/>
          <table:table-cell table:style-name="ce4" office:value-type="string">
            <text:p>Inventory Report</text:p>
          </table:table-cell>
          <table:table-cell table:style-name="ce4" office:value-type="string"/>
          <table:table-cell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tailerCustomerParty">
            <text:p>RetailerCustomerParty</text:p>
          </table:table-cell>
          <table:table-cell table:style-name="ce4" office:value-type="string">
            <text:p>Inventory Report. Retailer_ Customer Party. Customer Party</text:p>
          </table:table-cell>
          <table:table-cell table:style-name="ce4" office:value-type="string"/>
          <table:table-cell table:style-name="ce4" office:value-type="string">
            <text:p>Inventory Report</text:p>
          </table:table-cell>
          <table:table-cell table:style-name="ce4" office:value-type="string">
            <text:p>Retailer</text:p>
          </table:table-cell>
          <table:table-cell table:style-name="ce4" office:value-type="string"/>
          <table:table-cell table:style-name="ce4" office:value-type="string"/>
          <table:table-cell table:style-name="ce4" table:formula="of:=[.M17]"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tailer. He is the sen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InventoryReportingParty">
            <text:p>InventoryReportingParty</text:p>
          </table:table-cell>
          <table:table-cell table:style-name="ce4" office:value-type="string">
            <text:p>Inventory Report. InventoryReporting_ Party. Party</text:p>
          </table:table-cell>
          <table:table-cell table:style-name="ce4" office:value-type="string"/>
          <table:table-cell table:style-name="ce4" office:value-type="string">
            <text:p>Inventory Report</text:p>
          </table:table-cell>
          <table:table-cell table:style-name="ce4" office:value-type="string">
            <text:p>InventoryReporting</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that will really use the Inventory report (normally the branch for which the stock is reported). He is the receiv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4" office:value-type="string">
            <text:p>Inventory Report. Seller_ Supplier Party. Supplier Party</text:p>
          </table:table-cell>
          <table:table-cell table:style-name="ce4" office:value-type="string"/>
          <table:table-cell table:style-name="ce4" office:value-type="string">
            <text:p>Inventory Report</text:p>
          </table:table-cell>
          <table:table-cell table:style-name="ce4" office:value-type="string">
            <text:p>Seller</text:p>
          </table:table-cell>
          <table:table-cell table:style-name="ce4" office:value-type="string"/>
          <table:table-cell table:style-name="ce4" office:value-type="string"/>
          <table:table-cell table:style-name="ce4" table:formula="of:=[.M19]"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uppli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nventoryReportLine">
            <text:p>InventoryReportLine</text:p>
          </table:table-cell>
          <table:table-cell table:style-name="ce4" office:value-type="string">
            <text:p>Inventory Report. Inventory Report Line</text:p>
          </table:table-cell>
          <table:table-cell table:style-name="ce4" office:value-type="string"/>
          <table:table-cell table:style-name="ce4" office:value-type="string">
            <text:p>Inventory Report</text:p>
          </table:table-cell>
          <table:table-cell table:style-name="ce4" office:value-type="string"/>
          <table:table-cell table:style-name="ce4" office:value-type="string"/>
          <table:table-cell table:style-name="ce4" office:value-type="string"/>
          <table:table-cell table:style-name="ce4" table:formula="of:=[.M20]" office:value-type="string" office:string-value="Inventory Report Line">
            <text:p>Inventory Report Line</text:p>
          </table:table-cell>
          <table:table-cell table:style-name="ce4" office:value-type="string">
            <text:p>Inventory Report Line</text:p>
          </table:table-cell>
          <table:table-cell table:style-name="ce4" table:number-columns-repeated="3" office:value-type="string"/>
          <table:table-cell table:style-name="ce4" office:value-type="string">
            <text:p>Inventory Repor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Inventory Report Lin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